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79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355cm" style:use-optimal-column-width="false"/>
    </style:style>
    <style:style style:name="co2" style:family="table-column">
      <style:table-column-properties style:column-width="3.752cm" style:use-optimal-column-width="false"/>
    </style:style>
    <style:style style:name="co3" style:family="table-column">
      <style:table-column-properties style:column-width="4.041cm" style:use-optimal-column-width="false"/>
    </style:style>
    <style:style style:name="co4" style:family="table-column">
      <style:table-column-properties style:column-width="4.474cm" style:use-optimal-column-width="false"/>
    </style:style>
    <style:style style:name="co5" style:family="table-column">
      <style:table-column-properties style:column-width="5.387cm" style:use-optimal-column-width="false"/>
    </style:style>
    <style:style style:name="co6" style:family="table-column">
      <style:table-column-properties style:column-width="4.811cm" style:use-optimal-column-width="false"/>
    </style:style>
    <style:style style:name="co7" style:family="table-column">
      <style:table-column-properties style:column-width="3.99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Tabelas Has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elas 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rutura de dados que possibilita busca mais rápida do que a busca binária;</text:p>
              </text:list-item>
              <text:list-item>
                <text:p>Basicamente a ideia é que, dado um item da tabela, é possível encontrar sua localização na tabela de forma si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elas 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ponto crucial da tabela é o desenvolvimento de uma função que, com base num item, gere um endereço Hash;</text:p>
              </text:list-item>
              <text:list-item>
                <text:p>Essa função pode ser o resto da divis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elas 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(chave) = chave % 23</text:p>
              </text:list-item>
            </text:list>
          </draw:text-box>
        </draw:frame>
        <draw:frame draw:style-name="standard" draw:layer="layout" svg:width="26.819cm" svg:height="1.943cm" svg:x="0.6cm" svg:y="10.3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Chaves</text:p>
              </table:table-cell>
              <table:table-cell>
                <text:p text:style-name="P2">383</text:p>
              </table:table-cell>
              <table:table-cell>
                <text:p text:style-name="P2">487</text:p>
              </table:table-cell>
              <table:table-cell>
                <text:p text:style-name="P2">235</text:p>
              </table:table-cell>
              <table:table-cell>
                <text:p text:style-name="P2">527</text:p>
              </table:table-cell>
              <table:table-cell>
                <text:p text:style-name="P2">203</text:p>
              </table:table-cell>
            </table:table-row>
            <table:table-row table:style-name="ro1" table:default-cell-style-name="ce2">
              <table:table-cell table:style-name="ce1">
                <text:p>Endereços</text:p>
              </table:table-cell>
              <table:table-cell>
                <text:p text:style-name="P2">15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21</text:p>
              </table:table-cell>
              <table:table-cell>
                <text:p text:style-name="P2">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elas 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sa forma é possível realizar acesso direto e realizar a busca de forma muito rápida;</text:p>
              </text:list-item>
              <text:list-item>
                <text:p>Para a implementação só é necessário definir um array com N chaves possíveis;</text:p>
                <text:list>
                  <text:list-item>
                    <text:p>No caso anterior um array com N = 100 resolveria o problem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elas 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e a chave 487, com ela o endereço gerado é 4;</text:p>
              </text:list-item>
              <text:list-item>
                <text:p>Caso quisermos incluir a chave 510 na tabela, o endereço é o mesmo da 487;</text:p>
              </text:list-item>
              <text:list-item>
                <text:p>Isso é conhecido como colis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atamento Colis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a das formas mais simples de resolver a colisão é que, ao invés de ter o item diretamente no array é melhor criar um array de lista encadeada;</text:p>
              </text:list-item>
              <text:list-item>
                <text:p>Com isso os itens são colocados sequencialmente dentro de um endereço determin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elas 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(chave) = chave % 23</text:p>
              </text:list-item>
            </text:list>
          </draw:text-box>
        </draw:frame>
        <draw:frame draw:style-name="standard" draw:layer="layout" svg:width="26.819cm" svg:height="1.943cm" svg:x="0.6cm" svg:y="13.0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1">Chaves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><text:span text:style-name="T1">Endereços</text:span></text:p>
              </table:table-cell>
              <table:table-cell>
                <text:p text:style-name="P2"><text:span text:style-name="T1">1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21</text:span></text:p>
              </table:table-cell>
              <table:table-cell>
                <text:p text:style-name="P2"><text:span text:style-name="T1">1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89cm" svg:height="0.971cm" svg:x="4.8cm" svg:y="11.312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1">
                <text:p text:style-name="P2">383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0.8cm" svg:height="1.404cm" draw:transform="rotate (-3.13757839631021) translate (7.2cm 13.6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989cm" svg:height="0.971cm" svg:x="8.801cm" svg:y="11.312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1">
                <text:p text:style-name="P2">487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" draw:text-style-name="P2" draw:layer="layout" svg:width="0.8cm" svg:height="1.404cm" draw:transform="rotate (-3.13757839631021) translate (11.201cm 13.6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989cm" svg:height="0.971cm" svg:x="13.101cm" svg:y="11.312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1">
                <text:p text:style-name="P2">235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" draw:text-style-name="P2" draw:layer="layout" svg:width="0.8cm" svg:height="1.404cm" draw:transform="rotate (-3.13757839631021) translate (15.501cm 13.6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989cm" svg:height="0.971cm" svg:x="17.901cm" svg:y="11.312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1">
                <text:p text:style-name="P2">527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2" draw:text-style-name="P2" draw:layer="layout" svg:width="0.8cm" svg:height="1.404cm" draw:transform="rotate (-3.13757839631021) translate (20.301cm 13.6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989cm" svg:height="0.971cm" svg:x="23.101cm" svg:y="11.312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1">
                <text:p text:style-name="P2">203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" draw:text-style-name="P2" draw:layer="layout" svg:width="0.8cm" svg:height="1.404cm" draw:transform="rotate (-3.13757839631021) translate (25.501cm 13.6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989cm" svg:height="0.971cm" svg:x="8.803cm" svg:y="8.914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1">
                <text:p text:style-name="P2">510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" draw:text-style-name="P2" draw:layer="layout" svg:width="0.8cm" svg:height="1.404cm" draw:transform="rotate (-3.13757839631021) translate (11.2cm 11.2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elas H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ar uma tabela em Hash que possa:</text:p>
                <text:list>
                  <text:list-item>
                    <text:p>Inserir uma chave;</text:p>
                  </text:list-item>
                  <text:list-item>
                    <text:p>Buscar uma chave;</text:p>
                  </text:list-item>
                  <text:list-item>
                    <text:p>Imprimir Tabe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5-25T10:16:31.082139049</meta:creation-date>
    <dc:date>2016-05-25T11:38:47.550774940</dc:date>
    <dc:creator>John Cardia</dc:creator>
    <meta:editing-duration>PT1H14M6S</meta:editing-duration>
    <meta:editing-cycles>7</meta:editing-cycles>
    <meta:generator>LibreOffice/4.4.7.2$Linux_X86_64 LibreOffice_project/40$Build-2</meta:generator>
    <meta:document-statistic meta:object-count="70"/>
  </office:meta>
</office:document-meta>
</file>